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fo:padding-left="0cm" fo:padding-right="0cm" fo:padding-top="0cm" fo:padding-bottom="0.049cm" fo:border-left="none" fo:border-right="none" fo:border-top="none" fo:border-bottom="0.002cm solid #cccccc"/>
    </style:style>
    <style:style style:name="T1" style:family="text">
      <style:text-properties fo:font-variant="normal" fo:text-transform="none" fo:color="#000000" style:font-name="Calibri" fo:font-size="12pt" fo:letter-spacing="normal" fo:font-style="normal" fo:font-weight="normal"/>
    </style:style>
    <style:style style:name="T2"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PARTNERSHIP AGREEMENT (the "Agreement") made and entered into this day of August 4, 2016 (the "Execution Date"),</text:span><text:line-break/><text:line-break/><text:span text:style-name="T1">AMONGST:</text:span><text:line-break/><text:line-break/><text:span text:style-name="T1">Mike Huculak of 2940 St. Ioseph ,Lachine, Quebec, H83 2P4, </text:span><text:line-break/><text:span text:style-name="T1">Carolyn Seguin of 3415 Girouard , Montreal, Quebec, H4A 3C6, and </text:span><text:line-break/><text:span text:style-name="T1">Chris Thomson of 250 Lansdowne Ave. Apt 11, Westmount, Quebec, H32 2L3 </text:span><text:line-break/><text:span text:style-name="T1">(individually the "Partner" and collectively the “Partners").</text:span><text:line-break/><text:line-break/><text:span text:style-name="T1">BACKGROUND:</text:span><text:line-break/><text:line-break/><text:span text:style-name="T1">A. The Partners wish to associate themselves as partners in business.</text:span><text:line-break/><text:line-break/><text:span text:style-name="T1">B. This Agreement sets out the terms and conditions that govern the Partners within the Partnership.</text:span><text:line-break/><text:line-break/><text:span text:style-name="T1">IN CONSIDERATION 0F and as a condition of the Partners entering into this Agreement and other valuable consideration, the receipt and sufficiency of which consideration is acknowledged, the parties to this Agreement agree as follows: </text:span><text:line-break/><text:line-break/><text:span text:style-name="T1">Formation</text:span><text:line-break/><text:span text:style-name="T1">By this Agreement the Partners enter into a general partnership (the "Partnership") in accordance with the laws of the Province of Quebec. The rights and obligations of the Partners will be as stated in the applicable legislation of the Province of Quebec (the 'Act') except as otherwise provided here.</text:span><text:line-break/><text:line-break/><text:span text:style-name="T1">Name</text:span><text:line-break/><text:span text:style-name="T1">2.   The firm name of the Partnership will be: SafePark.</text:span><text:line-break/><text:line-break/><text:span text:style-name="T1">Purpose</text:span><text:line-break/><text:span text:style-name="T1">3.   The purpose of the Partnership will be: App development.</text:span><text:line-break/><text:line-break/><text:span text:style-name="T1">Term </text:span><text:line-break/><text:span text:style-name="T1">4.   The Partnership will begin on June 20th, 2016 and will continue until terminated as provided in this Agreement.</text:span><text:line-break/><text:line-break/><text:span text:style-name="T1">Place of Business</text:span><text:line-break/><text:span text:style-name="T1">5.   The principal office of the business of the Partnership will be located at 250 Lansdowne Apt.11, Westmount, Quebec, H32 2L3 or such other place as the Partners may from time to time designate.</text:span><text:line-break/><text:line-break/><text:line-break/><text:span text:style-name="T1">Capital Contributions</text:span><text:line-break/><text:span text:style-name="T1">6.   Each of the Partners has contributed to the capital of the Partnership, in</text:span><text:line-break/><text:span text:style-name="T1">cash or property in agreed upon value, as follows (the "Capital Contribution"):</text:span><text:line-break/><text:line-break/><text:span text:style-name="T1">Partner        Contribution Description        Agreed Value</text:span><text:line-break/><text:line-break/><text:span text:style-name="T1">Mike Huculak                            $0.00 CND            </text:span><text:line-break/><text:soft-page-break/><text:span text:style-name="T1">Caroline Seguin                        $0.00 CND</text:span><text:line-break/><text:span text:style-name="T1">Chris Thomson                        $0.00 CND    </text:span><text:line-break/><text:line-break/><text:line-break/><text:span text:style-name="T1">7. All Partners will contribute their respective Capital Contributions fully and on time.</text:span><text:line-break/><text:line-break/><text:span text:style-name="T1">Withdrawal of Capital</text:span><text:line-break/><text:span text:style-name="T1">8. No Partner will withdraw any portion of their Capital Contribution Without the express written consent of the remaining Partners.</text:span><text:line-break/><text:line-break/><text:span text:style-name="T1">Additional Capital</text:span><text:line-break/><text:span text:style-name="T1">9. Capital Contributions may be amended from time to time, according to the requirements of the Partnership provided that the interests of the Partners are not affected, except with the unanimous consent of the Partners. No Partner will be required to make Additional Capital. </text:span><text:line-break/><text:line-break/><text:span text:style-name="T1">10. Any advance of money to the Partnership by any Partner in excess of the amounts provided for in this Agreement or subsequently agreed to as Additional Capital Contribution will be deemed a debt due from the Partnership and not an increase in Capital Contribution of the Partner. This liability will be repaid with interest at rates and times to be determined by a majority of the Partners within the limits of what is required or permitted in the Act. This liability will not entitle the lending Partner to any increased share of the Partnership's profits nor to a greater voting power. Such debts may have preference or priority over any other payments to Partners as may be determined by a majority of the Partners.</text:span><text:line-break/><text:line-break/><text:span text:style-name="T1">Capital Accounts</text:span><text:line-break/><text:span text:style-name="T1">11. An individual capital account (the "Capital Accounts") will be maintained for each Partner and their Initial Capital Contribution will be credited to this account. Any Additional Capital Contributions made by any Partner will be credited to that Partner‘s individual Capital Account.</text:span><text:line-break/><text:line-break/><text:line-break/><text:span text:style-name="T1">Interest on Capital</text:span><text:line-break/><text:span text:style-name="T1">12. No borrowing charge or loan interest will be due or payable to any Partner on their agreed Capital Contribution inclusive of any agreed Additional Capital Contributions.</text:span><text:line-break/><text:line-break/><text:span text:style-name="T1">Financial Decisions</text:span><text:line-break/><text:span text:style-name="T1">13.Decisions regarding the distribution of profits, allocation of losses, and the requirement for Additional Capital Contributions as well as all other financial matters will be decided by a unanimous vote of the Partners.</text:span><text:line-break/><text:line-break/><text:span text:style-name="T1">Profit and Loss</text:span><text:line-break/><text:span text:style-name="T1">14. Subject to any other provisions of this Agreement, the net profits an losses of the Partnership, for both accounting and tax purposes, will . accrue to and be borne by the Partners in equal proportions (the "Profit and Loss Distribution").</text:span><text:line-break/><text:line-break/><text:span text:style-name="T1">Books of Account </text:span><text:line-break/><text:span text:style-name="T1">15. Accurate and complete books of account of the transactions of the Partnership will be kept in </text:span><text:soft-page-break/><text:span text:style-name="T1">accordance with generally accepted accounting principles (GAAP) and at all reasonable times will be available and open to inspection and examination by any Partner. The books and records of the Partnership will reflect all the Partnership’s transactions and will be appropriate and adequate for the business conducted by the Partnership.</text:span><text:line-break/><text:line-break/><text:span text:style-name="T1">Annual Report</text:span><text:line-break/><text:span text:style-name="T1">16. As soon as practicable after the close of each fiscal year, the Partnership will furnish to each Partner an annual report showing a full and complete account of the condition of the Partnership. This report will | consist of at least the following documents:</text:span><text:line-break/><text:line-break/><text:span text:style-name="T2">    </text:span><text:span text:style-name="T1">a. A statement of all information as will be necessary for the preparation of each     Partner's income or other tax returns;</text:span><text:line-break/><text:span text:style-name="T2">    </text:span><text:span text:style-name="T1">b. A copy of the Partnership's federal income tax returns for that fiscal year;</text:span><text:line-break/><text:span text:style-name="T2">    </text:span><text:span text:style-name="T1">c. A breakdown of the profit and loss attributable to each Partner; and</text:span><text:line-break/><text:span text:style-name="T2">    </text:span><text:span text:style-name="T1">d. Any     additional information that the Partners may require.</text:span><text:line-break/><text:line-break/><text:line-break/><text:span text:style-name="T1">Banking and Partnership Funds</text:span><text:line-break/><text:span text:style-name="T1">17. The funds of the Partnership will be placed in such investments and banking accounts as will be designated by the Partners. All withdrawals from these bank accounts will be made by the duly authorized agent or agents of the Partners as agreed by unanimous consent of the Partners. Partnership funds will be held in the name of the Partnership and will not be commingled with those of any other person or entity.</text:span><text:line-break/><text:line-break/><text:span text:style-name="T1">Fiscal Year </text:span><text:line-break/><text:span text:style-name="T1">18. The fiscal year will end on the lst day of January of each year.</text:span><text:line-break/><text:line-break/><text:span text:style-name="T1">Audit</text:span><text:line-break/><text:span text:style-name="T1">19. Any of the Partners will have the right to request an audit of the Partnership books. The cost of the audit will be borne by the Partnership. The audit will be performed by an accounting firm acceptable to all the Partners. Not more than one (1) audit will be required by any or all of the Partners for any fiscal year.</text:span><text:line-break/><text:line-break/><text:span text:style-name="T1">Management </text:span><text:line-break/><text:span text:style-name="T1">20.Except as all of the Partners may otherwise agree in writing, all actions and decisions respecting the management, operation and control of the Partnership and its business will be decided by a unanimous vote of the Partners.</text:span><text:line-break/><text:line-break/><text:span text:style-name="T1">Contract Binding Authority</text:span><text:line-break/><text:span text:style-name="T1">21. All actions and decisions with respect to binding the Partnership in contract requires the unanimous consent of the Partners.</text:span><text:line-break/><text:line-break/><text:span text:style-name="T1">Meetings</text:span><text:line-break/><text:span text:style-name="T1">22. Regular meetings of the Partners will be held weekly.</text:span><text:line-break/><text:line-break/><text:span text:style-name="T1">23.A majority of the Partnership voting interest is required to call a special meeting. In the case of a </text:span><text:soft-page-break/><text:span text:style-name="T1">special vote, the meeting will be restricted to the specific purpose for which the meeting was held.</text:span><text:line-break/><text:line-break/><text:span text:style-name="T1">24. All meetings will be held at a time and in a location that is reasonable, convenient and practical considering the situation of all Partners</text:span><text:line-break/><text:line-break/><text:span text:style-name="T1">Admitting a new partner</text:span><text:line-break/><text:span text:style-name="T1">25. A new Partner may only be admitted to the Partnership with a majority vote of the existing Partners</text:span><text:line-break/><text:line-break/><text:span text:style-name="T1">26. Any new Partner agrees to be bound by all covenants, terms, and conditions of this Agreement, inclusive of all current and future amendments. Further, a new Partner will execute such documents as are needed to effect the admission of the new Partner, Any new Partner will receive such business interest in the Partnership as determined by a unanimous decision of the other partners.</text:span><text:line-break/><text:line-break/><text:span text:style-name="T1">Transfer of Partnership Interest</text:span><text:line-break/><text:span text:style-name="T1">27. A Partner may assign their distribution interest in the Partnership and its assets. This transfer will only include that Partner's economic rights and interests and will not include any other rights of that Partner nor will it include an automatic admission as a Partner of the Partnership or the right to exercise any management or voting interests. A Partner who assigns any or all of their partnership interest to any third party will relinquish their status as Partner including all management and voting rights. Assignment of Partner status, under this clause, including any management and voting interests, will require the consent of all the remaining Partners.</text:span><text:line-break/><text:line-break/><text:span text:style-name="T1">Voluntary Withdrawal of a Partner</text:span><text:line-break/><text:span text:style-name="T1">28. Any Partner will have the right to voluntarily withdraw from the Partnership at any time. Written notice of intention to withdraw must be served upon the remaining Partners at least two (2) years prior to the withdrawal date.</text:span><text:line-break/><text:line-break/><text:span text:style-name="T1">29. Except as otherwise provided elsewhere in this Agreement, the voluntary withdrawal of a Partner will have no effect upon the continuance of the Partnership business.</text:span><text:line-break/><text:line-break/><text:span text:style-name="T1">30. In the event that a Partner's interest in the Partnership is to be sold, the remaining Partners have a right of first purchase on that interest. If any of the remaining Partners elect to purchase the interest of the Dissociated Partner, those Partners will serve written notice of such election upon the Dissociated Partner within thirty (30) days after receipt of the Dissociated Partner's notice of intention to withdraw, including the purchase price and method and schedule of payment for the Dissociated Partner's interest. The purchase amount of any buyout of the Dissociated Partner's interest will be determined as outlined in the Valuation of Interest section of this Agreement.</text:span><text:line-break/><text:line-break/><text:span text:style-name="T1">31. A Dissociated Partner will only exercise the right to withdraw in good faith and will act to minimize any present or future harm done to the remaining Partners as a result of the withdrawal. </text:span><text:line-break/><text:line-break/><text:span text:style-name="T1">Dissociation of a Partner</text:span><text:line-break/><text:span text:style-name="T1">Where the remaining Partners have purchased the interest of a Dissociated Partner, the purchase amount will be paid in full, but without interest, within 90 days</text:span><text:span text:style-name="T2"> </text:span><text:span text:style-name="T1">of the date of withdrawal. </text:span><text:line-break/><text:line-break/><text:soft-page-break/><text:span text:style-name="T1">The Partnership will retain exclusive rights to use of the trade name and firm name and all related brand and model names of the Partnership.</text:span><text:line-break/><text:line-break/><text:span text:style-name="T1">Where the voluntary or involuntary withdrawal of a Partner results in only one Partner remaining or where no buyer is found to purchase the interest of the Dissociated Partner then the Partnership will proceed in a reasonable and timely manner to dissolve the Partnership, with all debts being paid first, prior to any distribution of the remaining funds. Valuation and distribution will be determined as described in the Valuation of Interest section of this Agreement.</text:span><text:line-break/><text:line-break/><text:span text:style-name="T1">The remaining Partners retain the right to seek damages from a Dissociated Partner where the dissociation resulted from a malicious or criminal act by the Dissociated Partner or where the Dissociated Partner had breached their fiduciary duty to the Partnership or was in breach of this agreement or had acted in a way that could reasonably be foreseen to bring harm or damage to the Partnership or to the reputation of the Partnership.</text:span><text:line-break/><text:line-break/><text:span text:style-name="T1">Involuntary Withdrawal of a Partner</text:span><text:line-break/><text:span text:style-name="T1">32. Events resulting in the involuntary withdrawal of a Partner from the Partnership will include but not be limited to: death of a Partner; Partner mental incapacity; Partner disability preventing reasonable participation in the Partnership; Partner incompetence; breach of fiduciary duties by a Partner; criminal conviction of a Partner; Expulsion of a Partner; Operation of Law against a Partner; or any act or omission of a Partner that can reasonably be expected to bring the business or societal reputation of the Partnership into disrepute.</text:span><text:line-break/><text:line-break/><text:span text:style-name="T1">33. Except as otherwise provided elsewhere in this Agreement, the involuntary withdrawal of a Partner will have no effect upon the continuance of the Partnership business.</text:span><text:line-break/><text:line-break/><text:span text:style-name="T1">Bankruptcy</text:span><text:line-break/><text:span text:style-name="T1">34. A trustee in bankruptcy or a similar third party who may acquire that dissociated Partner’s interest in the Partnership will only acquire that Partner’s economic rights and interest and will not acquire any other rights of that Partner or be admitted as a Partner as the Partnership or have the right to exercise any management or voting interest.</text:span><text:line-break/><text:line-break/><text:span text:style-name="T1">Distribution of Property on Dissolution of Partnership</text:span><text:line-break/><text:span text:style-name="T1">35. In the event of the dissolution of the Partnership, each Partner will share equally (the “Dissolution Distribution”) in any remaining assets or liabilities of the Partnership.</text:span><text:line-break/><text:line-break/><text:span text:style-name="T1">36. Upon Dissolution of the Partnership and liquidation of Partnership Property, and after payment of all selling costs and expenses, the liquidator will distribute the Partnership assets to the following group:</text:span><text:line-break/><text:line-break/><text:span text:style-name="T1">according to the following order of priority:</text:span><text:line-break/><text:line-break/><text:span text:style-name="T2">    </text:span><text:span text:style-name="T1">a. in satisfaction of liabilities to creditors except Partnership obligations to current     Partners;</text:span><text:line-break/><text:span text:style-name="T2">    </text:span><text:span text:style-name="T1">b. in satisfaction of Partnership debt obligations to current Partners; and then</text:span><text:line-break/><text:span text:style-name="T2">    </text:span><text:span text:style-name="T1">c. to the Partners according to the Dissolution Distribution described above.</text:span><text:line-break/><text:line-break/><text:soft-page-break/><text:span text:style-name="T1">37. The claims of each priority group will be satisfied in full before satisfying any claims of a lower priority group. Any excess of Partnership assets after liabilities or any insufficiency in Partnership assets in resolving liabilities under this section will be shared by the Partners according to the Dissolution Distribution described above.</text:span><text:line-break/><text:line-break/><text:line-break/><text:span text:style-name="T1">Valuation of Interest</text:span><text:line-break/><text:span text:style-name="T1">38.In the absence of a written agreement setting a value, the value of the Partnership will be based on the fair market value appraisal of all Partnership assets (less liabilities) determined in accordance with generally accepted accounting principles (GAAP). This appraisal will be conducted by an independent accounting firm agreed to by all Partners. An appraiser will be appointed within a reasonable period of the date of withdrawal or dissolution. The results of the appraisal will be binding on all Partners. A withdrawing Partner's interest will be based on that Partner‘s proportion of the Dissolution Distribution described above, less any outstanding liabilities the withdrawing Partner may have to the Partnership. The intent of this section is to ensure the survival of the Partnership despite the withdrawal of any individual Partner.</text:span><text:line-break/><text:line-break/><text:line-break/><text:span text:style-name="T1">39. No allowance will be made for goodwill, trade name, patents or other intangible assets, except where those assets have been reflected on the Partnership books immediately prior to valuation.</text:span><text:line-break/><text:line-break/><text:span text:style-name="T1">Goodwill</text:span><text:line-break/><text:span text:style-name="T1">40. The goodwill of the Partnership business will be assessed at an amount </text:span><text:line-break/><text:span text:style-name="T1">to be determined by appraisal using generally accepted accounting principles (GAAP).</text:span><text:line-break/><text:line-break/><text:span text:style-name="T1">Title to Partnership Property</text:span><text:line-break/><text:span text:style-name="T1">41. Title to all Partnership Property will remain in the name of the Partnership. N 0 Partner or group of Partners will have any ownership interest in such Partnership Property in whole or in part.</text:span><text:line-break/><text:line-break/><text:span text:style-name="T1">Voting</text:span><text:line-break/><text:span text:style-name="T1">42. Any vote required by the Partnership will be assessed where each Partner receives one vote carrying equal weight</text:span><text:line-break/><text:line-break/><text:span text:style-name="T1">Force Majeure</text:span><text:line-break/><text:span text:style-name="T1">43.  A Partner will be free of liability to the Partnership where the Partner is</text:span><text:line-break/><text:span text:style-name="T1">prevented from executing their obligations under this Agreement in whole or in part due to force majeure, such as earthquake, typhoon, flood, fire, and war or any other unforeseen and uncontrollable event where the Partner has communicated the  circumstance of said event to any and all other Partners and taken any and all appropriate action to mitigate said event.</text:span><text:line-break/><text:line-break/><text:span text:style-name="T1">Duty of Loyalty</text:span><text:line-break/><text:span text:style-name="T1">44. No Partner will engage in any business, venture or transaction, whether directly or indirectly, that might be competitive with the business of the Partnership or that would be in direct conflict of interest to the Partnership without the unanimous written consent of the remaining Partners. Any and all businesses, ventures or transactions with any appearance of conflict of interest must be fully disclosed to all other Partners. Failure to comply with any of the terms of this clause will be deemed </text:span><text:soft-page-break/><text:span text:style-name="T1">an Involuntary Withdrawal of the Partner and may be treated accordingly by the remaining partners.</text:span><text:line-break/><text:line-break/><text:span text:style-name="T1">45. A Withdrawing Partner will not carry on a similar business to the business of the Partnership within any established or contemplated market regions of the Partnership for a period of at least two (2) years after the date of withdrawal.</text:span><text:line-break/><text:line-break/><text:span text:style-name="T1">Duty of Accountability for Private Profits </text:span><text:line-break/><text:span text:style-name="T1">46. Each Partner must account to the Partnership for any benefit derived by that Partner without the consent of the other Partners from any ' transaction concerning the Partnership or any use by that Partner of the Partnership property, name or business connection. This duty continues to apply to any transactions undertaken after the Partnership has been dissolved but before the affairs of the Partnership have been completely wound up by the surviving Partner or Partners or their agent or agents.</text:span><text:line-break/><text:span text:style-name="T1">Due to Devote Time</text:span><text:line-break/><text:span text:style-name="T1">47. Each Partner will devote such time and attention to the business of the Partnership as the majority of the Partners will from time to time reasonably determine for the conduct of the Partnership business.</text:span><text:line-break/><text:line-break/><text:span text:style-name="T1">48. Actions Requiring Unanimous Consent of the Partners.</text:span><text:line-break/><text:line-break/><text:span text:style-name="T1">49 The following list of actions will require the unanimous consent of all Partners:</text:span><text:line-break/><text:line-break/><text:span text:style-name="T2">    </text:span><text:span text:style-name="T1">a. Assigning check signing authority;</text:span><text:line-break/><text:span text:style-name="T2">    </text:span><text:span text:style-name="T1">b. Committing the Partnership to new liabilities or obligations totalling over $     CND;</text:span><text:line-break/><text:span text:style-name="T2">    </text:span><text:span text:style-name="T1">C. incurring single expenditures that exceed $ CND;</text:span><text:line-break/><text:span text:style-name="T2">    </text:span><text:span text:style-name="T1">d. Selling or encumbering of any Partnership asset whose fair market value     exceeds $ CND; </text:span><text:line-break/><text:span text:style-name="T2">    </text:span><text:span text:style-name="T1">e. Hiring any employee whose total compensation package exceeds $ CND per     annum;</text:span><text:line-break/><text:span text:style-name="T2">    </text:span><text:span text:style-name="T1">f. Firing of any employee except in the case of gross misconduct that exposes the     Partnership to possible liability;</text:span><text:line-break/><text:span text:style-name="T2">    </text:span><text:span text:style-name="T1">g. Waiving or releasing any Partnership claim except for full consideration; and</text:span><text:line-break/><text:span text:style-name="T2">    </text:span><text:span text:style-name="T1">h. Endangering the ownership or possession of Partnership property.</text:span><text:line-break/><text:line-break/><text:span text:style-name="T1">50. Any losses incurred as a result of a violation of this section will be charged to and collected from the individual Partner that acted without unanimous consent and caused the loss. </text:span><text:line-break/><text:line-break/><text:span text:style-name="T1">Forbidden Acts </text:span><text:line-break/><text:span text:style-name="T1">51.No Partner may do any act in contravention of this Agreement.</text:span><text:line-break/><text:line-break/><text:span text:style-name="T1">52.No Partner may permit, intentionally or unintentionally, the assignment of express, implied or apparent authority to a third party that is not a Partner in the Partnership.</text:span><text:line-break/><text:line-break/><text:span text:style-name="T1">53. No Partner may do any act that would make it impossible to carry on the ordinary business of the Partnership.</text:span><text:line-break/><text:line-break/><text:span text:style-name="T1">54. No Partner may confess a judgment against the Partnership.</text:span><text:line-break/><text:line-break/><text:soft-page-break/><text:span text:style-name="T1">55. No Partner will have the right or authority to bind or obligate the Partnership to any extent with regard to any matter outside the intended purpose of the Partnership. </text:span><text:line-break/><text:line-break/><text:span text:style-name="T1">56. Any violation of the above Forbidden Acts will be deemed an involuntary withdrawal of the offending Partner and may be treated accordingly by the remaining Partners. </text:span><text:line-break/><text:line-break/><text:line-break/><text:line-break/><text:span text:style-name="T1">Indemnification</text:span><text:line-break/><text:span text:style-name="T1">57.All Partners will be indemnified and held harmless by the Partnership from and against any and all claims of any nature, whatsoever, arising out of a Partner's participation in Partnership affairs. A Partner will not be entitled to indemnification under this section for liability arising out of gross negligence or wilful misconduct of the Partner or the breach by the Partner of any provisions of this Agreement.</text:span><text:line-break/><text:line-break/><text:span text:style-name="T1">Liability </text:span><text:line-break/><text:span text:style-name="T1">58. A Partner will not be liable to the Partnership, or to any other Partner, for any mistake or error in judgment or for any act or omission done in good faith and believed to be within the scope of authority conferred or implied by this Agreement or the Partnership. </text:span><text:line-break/><text:line-break/><text:span text:style-name="T1">Liability Insurance</text:span><text:line-break/><text:span text:style-name="T1">59. The Partnership may acquire insurance on behalf of any Partner, employee, agent or other person engaged in the business interest of the Partnership against any liability asserted against them or incurred by them while acting in good faith on behalf of the Partnership.</text:span><text:line-break/><text:line-break/><text:span text:style-name="T1">Life Insurance</text:span><text:line-break/><text:span text:style-name="T1">60. The Partnership will have the right to acquire life insurance on the lives </text:span><text:line-break/><text:span text:style-name="T1">of any or all of the Partners, whenever it is deemed necessary by the </text:span><text:line-break/><text:span text:style-name="T1">Partnership. Each Partner will cooperate fully with the Partnership in obtaining any such policies of life insurance.</text:span><text:line-break/><text:line-break/><text:span text:style-name="T1">Amendments</text:span><text:line-break/><text:span text:style-name="T1">61.This Agreement may not be amended in whole or in part without the unanimous written consent of all Partners.</text:span><text:line-break/><text:line-break/><text:span text:style-name="T1">Jurisdiction</text:span><text:line-break/><text:span text:style-name="T1">62. The Partners submit to the jurisdiction of the courts of the Province of Quebec for the enforcement of this agreement or any arbitration or decision arising from this agreement.</text:span><text:line-break/><text:line-break/><text:span text:style-name="T1">Definitions: </text:span><text:line-break/><text:span text:style-name="T2">    </text:span><text:span text:style-name="T1">a. "Additional Capital Contributions" means Capital Contributions, other than     Initial Capital Contributions, made by Partners to the Partnership.</text:span><text:line-break/><text:span text:style-name="T2">    </text:span><text:span text:style-name="T1">b. "Capital Contribution" means the total amount of cash or Property contributed     to the Partnership by any one Partner.</text:span><text:line-break/><text:span text:style-name="T2">    </text:span><text:span text:style-name="T1">c. "Dissociated Partner" means any Partner who is removed from the Partnership     through a voluntary or involuntary withdrawal as provided in this agreement,</text:span><text:line-break/><text:soft-page-break/><text:span text:style-name="T2">    </text:span><text:span text:style-name="T1">d. "Expulsion of a Partner" can occur on application by the Partnership or another     Partner, where it has been determined that the Partner:</text:span><text:line-break/><text:line-break/><text:span text:style-name="T2">        </text:span><text:span text:style-name="T1">i. Has engaged in wrongful conduct that adversely and materially affected             the Partnership's business;</text:span><text:line-break/><text:span text:style-name="T2">        </text:span><text:line-break/><text:span text:style-name="T2">        </text:span><text:span text:style-name="T1">ii Has wilfully or persistently committed a material breach of this                 Agreement or of a duty owed to the Partnership or to the other Partners; or</text:span><text:line-break/><text:span text:style-name="T2">        </text:span><text:span text:style-name="T1">iii. Has engaged in conduct relating to the Partnership's business that             makes it not reasonably practicable to carry on the business with the             Partner.</text:span><text:line-break/><text:line-break/><text:span text:style-name="T2">    </text:span><text:span text:style-name="T1">e. "Initial Capital Contribution" means Capital Contributions made by any Partner     to acquire an interest in the Partnership.</text:span><text:line-break/><text:span text:style-name="T2">    </text:span><text:span text:style-name="T1">f. "Operation of Law" means rights or duties that are cast upon a party by the law,     without any act or agreement on the part of the individual including, but not     limited to, an assignment for the benefit of creditors, a divorce, or a bankruptcy.</text:span><text:line-break/><text:line-break/><text:span text:style-name="T1">Additional Terms  </text:span><text:line-break/><text:span text:style-name="T1">63. To be discussed.</text:span><text:line-break/><text:line-break/><text:span text:style-name="T1">Miscellaneous </text:span><text:line-break/><text:span text:style-name="T1">64. Time is of the essence in this Agreement.</text:span><text:line-break/><text:line-break/><text:span text:style-name="T1">65. This Agreement may be executed in counterparts.</text:span><text:line-break/><text:line-break/><text:span text:style-name="T1">66. Headings are inserted for the convenience of the parties only and are not to be considered when interpreting this Agreement. Words in the singular mean and include the plural and vice versa. Words in the masculine gender include the feminine gender and vice versa. Words in the neuter gender include the masculine gender and the feminine gender and vice versa.</text:span><text:line-break/><text:line-break/><text:span text:style-name="T1">67. If any term, covenant, condition or provision of this Agreement is held by a court of competent jurisdiction to be invalid, void or unenforceable, it is the parties‘ intent that such provision be reduced in scope by the court only to the extent deemed necessary by that court to render the provision reasonable and enforceable and the remainder of the provisions of this Agreement will in no way be affected, impaired or invalidated as a result.</text:span><text:line-break/><text:line-break/><text:span text:style-name="T1">68. This Agreement contains the entire agreement between the parties. All negotiations and understandings have been included in this Agreement. Statements or representations may have been made by any party to the Agreement in negotiation stages of this agreement may in some way be inconsistent with this final written agreement. All such statements all declared to be of no value in this agreement. Only the written terms of this agreement will bind the parties.</text:span><text:line-break/><text:line-break/><text:span text:style-name="T1">69. This Agreement and the terms and conditions contained in this Agreement apply to and are binding upon the Partner‘s successors, assigns, executors, administrators, beneficiaries, and representatives.</text:span><text:line-break/><text:line-break/><text:soft-page-break/><text:line-break/><text:span text:style-name="T1">70. Any notices or delivery required here will be deemed completed when hand delivered, delivered by agent, or seven (7) days after being placed in the post, postage prepaid, to the parties at the addresses contained in this Agreement or as the parties may later designate in writing.</text:span><text:line-break/><text:line-break/><text:span text:style-name="T1">71. All of the rights, remedies and benefits provided by this Agreement will be cumulative and will not be exclusive of any such right, remedies and benefits allowed by law.</text:span><text:line-break/><text:line-break/><text:line-break/><text:line-break/><text:span text:style-name="T1">IN WITNESS WHEREOF the parties have duly affixed their signatures under hand and seal on this day of August 4th, 2016.</text:span><text:line-break/><text:line-break/><text:line-break/><text:line-break/><text:span text:style-name="T1">____________________________</text:span><text:line-break/><text:span text:style-name="T1">Chris Thomson Partner</text:span><text:line-break/><text:line-break/><text:line-break/><text:span text:style-name="T1">____________________________</text:span><text:line-break/><text:span text:style-name="T1">Carolyn Seguin Partner </text:span><text:line-break/><text:line-break/><text:line-break/><text:span text:style-name="T1">____________________________</text:span><text:line-break/><text:span text:style-name="T1">Mike Huculak Partn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Huculak</meta:initial-creator>
    <meta:creation-date>2016-08-22T10:04:38.71</meta:creation-date>
    <meta:document-statistic meta:table-count="0" meta:image-count="0" meta:object-count="0" meta:page-count="10" meta:paragraph-count="1" meta:word-count="3791" meta:character-count="24084"/>
    <dc:date>2016-08-22T10:04:58.65</dc:date>
    <dc:creator>Mike Huculak</dc:creator>
    <meta:editing-duration>PT20S</meta:editing-duration>
    <meta:editing-cycles>1</meta:editing-cycles>
    <meta:generator>OpenOffice/4.0.1$Win32 OpenOffice.org_project/401m5$Build-9714</meta:generator>
  </office:meta>
</office:document-meta>
</file>